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25d18" officeooo:paragraph-rsid="00125d18" style:font-size-asian="10.5pt"/>
    </style:style>
    <style:style style:name="P2" style:family="paragraph" style:parent-style-name="Standard">
      <style:text-properties fo:language="pl" fo:country="PL" officeooo:rsid="00125d18" officeooo:paragraph-rsid="001aa5b1" style:font-size-asian="10.5pt"/>
    </style:style>
    <style:style style:name="P3" style:family="paragraph" style:parent-style-name="Standard">
      <style:text-properties fo:language="pl" fo:country="PL" officeooo:rsid="00125d18" officeooo:paragraph-rsid="00125d18" style:font-size-asian="10.5pt"/>
    </style:style>
    <style:style style:name="P4" style:family="paragraph" style:parent-style-name="Standard">
      <style:text-properties fo:language="pl" fo:country="PL" officeooo:rsid="00125d18" officeooo:paragraph-rsid="00221096" style:font-size-asian="10.5pt"/>
    </style:style>
    <style:style style:name="P5" style:family="paragraph" style:parent-style-name="Standard">
      <style:text-properties fo:language="pl" fo:country="PL" officeooo:paragraph-rsid="001aa5b1"/>
    </style:style>
    <style:style style:name="P6" style:family="paragraph" style:parent-style-name="Standard">
      <style:text-properties fo:language="pl" fo:country="PL" officeooo:rsid="001c2d21" officeooo:paragraph-rsid="001c2d21"/>
    </style:style>
    <style:style style:name="P7" style:family="paragraph" style:parent-style-name="Standard">
      <style:paragraph-properties fo:text-align="center" style:justify-single-word="false"/>
      <style:text-properties fo:font-size="18pt" fo:language="pl" fo:country="PL" officeooo:rsid="001aa5b1" officeooo:paragraph-rsid="001aa5b1" style:font-size-asian="15.75pt" style:font-size-complex="18pt"/>
    </style:style>
    <style:style style:name="T1" style:family="text">
      <style:text-properties officeooo:rsid="001365eb"/>
    </style:style>
    <style:style style:name="T2" style:family="text">
      <style:text-properties officeooo:rsid="00146a4a"/>
    </style:style>
    <style:style style:name="T3" style:family="text">
      <style:text-properties officeooo:rsid="00163f75"/>
    </style:style>
    <style:style style:name="T4" style:family="text">
      <style:text-properties officeooo:rsid="0018db3f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125d18" style:font-size-asian="10.5pt"/>
    </style:style>
    <style:style style:name="T7" style:family="text">
      <style:text-properties officeooo:rsid="001d2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arsztat4<text:line-break/><text:span text:style-name="T5">Konrad Kasprzyk</text:span></text:p>
      <text:p text:style-name="P1"/>
      <text:p text:style-name="P5">-Jaka jest sugerowana przez maszynę Virbian2 modyfikacja tablicy routingu na maszynie Virbian1 ?</text:p>
      <text:p text:style-name="P5"/>
      <text:p text:style-name="P2">Maszyna Virbian2 sugeruje maszynie Virbian1, by ustawiła trasę domyślną prowadzącą przez 192.168.1.3. Jest to adres maszyny Virbian3.</text:p>
      <text:p text:style-name="P1"/>
      <text:p text:style-name="P5"><text:span text:style-name="T6">-</text:span>Dlaczego taka zmiana ma sens?</text:p>
      <text:p text:style-name="P5"/>
      <text:p text:style-name="P6">Virbian1, Virbain2, Virbain3 są w tej samej sieci. Więc Virbian1 może się połączyć bezpośrednio z Virbian2 i Virbian3. Virbian1 może mieć krótszą trasę prowadzącą na zewnątrz sieci. Zamiast wysyłać pakiety do innej sieci trasą V1→V2→ V3, może <text:span text:style-name="T7">skrócić trasę do </text:span>V1→V3.</text:p>
      <text:p text:style-name="P6"/>
      <text:p text:style-name="P6">-W jaki sposób maszyna Virbian2 mogła wykryć powyższy problem?</text:p>
      <text:p text:style-name="P1"/>
      <text:p text:style-name="P4"><text:span text:style-name="T2">Virbian2 widzi, że przychodzący pakiet od Virbian1</text:span> <text:span text:style-name="T3">jest zaadresowany do maszyny z innej sieci. Virbian2 zauważa, że każdy pakiet zaadresowany do innej sieci, który do niego trafi, będzie skierowany do Virbian3. Virbain2 zauważa także, że Virbian1 jest w tej samej sieci co Virbian3. Dlatego Virbain2 proponuje Virbian1, by przesyłał pakiety do innej sieci przez Virbian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01:37.687690222</meta:creation-date>
    <dc:date>2020-04-20T11:16:47.322456456</dc:date>
    <meta:editing-duration>PT1H1M5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43" meta:character-count="983" meta:non-whitespace-character-count="847"/>
  </office:meta>
</office:document-meta>
</file>